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background-color="#FF00FF"/>
    </style:style>
    <style:style style:name="P3" style:parent-style-name="Standard" style:family="paragraph">
      <style:text-properties fo:background-color="#FF00FF"/>
    </style:style>
    <style:style style:name="P4" style:parent-style-name="Standard" style:family="paragraph">
      <style:text-properties fo:background-color="#FF00FF"/>
    </style:style>
    <style:style style:name="P5" style:parent-style-name="Standard" style:family="paragraph">
      <style:text-properties fo:background-color="#FF00FF"/>
    </style:style>
    <style:style style:name="P6" style:parent-style-name="Standard" style:family="paragraph">
      <style:text-properties fo:background-color="#00FFFF"/>
    </style:style>
    <style:style style:name="P7" style:parent-style-name="Standard" style:family="paragraph">
      <style:text-properties fo:background-color="#00FFFF"/>
    </style:style>
    <style:style style:name="T8" style:parent-style-name="Policepardéfaut" style:family="text">
      <style:text-properties fo:background-color="#00FFFF"/>
    </style:style>
    <style:style style:name="T9" style:parent-style-name="Policepardéfaut" style:family="text">
      <style:text-properties fo:background-color="#00FFFF"/>
    </style:style>
    <style:style style:name="P10" style:parent-style-name="Standard" style:family="paragraph">
      <style:text-properties fo:background-color="#00FFFF"/>
    </style:style>
    <style:style style:name="P11" style:parent-style-name="Standard" style:family="paragraph">
      <style:text-properties fo:background-color="#00FFFF"/>
    </style:style>
    <style:style style:name="P12" style:parent-style-name="Standard" style:family="paragraph">
      <style:text-properties fo:background-color="#00FFFF"/>
    </style:style>
    <style:style style:name="P13" style:parent-style-name="Standard" style:family="paragraph">
      <style:text-properties fo:background-color="#00FFFF"/>
    </style:style>
    <style:style style:name="T14" style:parent-style-name="Policepardéfaut" style:family="text">
      <style:text-properties fo:background-color="#00FFFF"/>
    </style:style>
    <style:style style:name="P15" style:parent-style-name="Standard" style:family="paragraph">
      <style:text-properties fo:background-color="#FF00FF"/>
    </style:style>
    <style:style style:name="P16" style:parent-style-name="Standard" style:family="paragraph">
      <style:text-properties fo:background-color="#FF00FF"/>
    </style:style>
    <style:style style:name="P17" style:parent-style-name="Standard" style:family="paragraph">
      <style:text-properties fo:background-color="#FF00FF"/>
    </style:style>
    <style:style style:name="P18" style:parent-style-name="Standard" style:family="paragraph">
      <style:text-properties fo:background-color="#FF00FF"/>
    </style:style>
    <style:style style:name="P19" style:parent-style-name="Standard" style:family="paragraph">
      <style:text-properties fo:background-color="#FF00FF"/>
    </style:style>
    <style:style style:name="T20" style:parent-style-name="Policepardéfaut" style:family="text">
      <style:text-properties fo:background-color="#FF00FF"/>
    </style:style>
    <style:style style:name="P21" style:parent-style-name="Standard" style:family="paragraph">
      <style:text-properties fo:background-color="#00FFFF"/>
    </style:style>
    <style:style style:name="T22" style:parent-style-name="Policepardéfaut" style:family="text">
      <style:text-properties fo:background-color="#00FFFF"/>
    </style:style>
    <style:style style:name="P23" style:parent-style-name="Standard" style:family="paragraph">
      <style:text-properties fo:background-color="#FF00FF"/>
    </style:style>
    <style:style style:name="T24" style:parent-style-name="Policepardéfaut" style:family="text">
      <style:text-properties fo:background-color="#FF00FF"/>
    </style:style>
    <style:style style:name="T25" style:parent-style-name="Policepardéfaut" style:family="text">
      <style:text-properties fo:background-color="#0000FF"/>
    </style:style>
    <style:style style:name="T26" style:parent-style-name="Policepardéfaut" style:family="text">
      <style:text-properties fo:background-color="#0000FF"/>
    </style:style>
  </office:automatic-styles>
  <office:body>
    <office:text text:use-soft-page-breaks="true">
      <text:p text:style-name="P1">Rappels sur le projet</text:p>
      <text:p text:style-name="Standard"/>
      <text:p text:style-name="Standard">Avancements :</text:p>
      <text:p text:style-name="Standard"><text:tab/>la plupart des composants ont été reçus (Manque des flex sensors et les deux arduino nano)</text:p>
      <text:p text:style-name="Standard"><text:tab/>La partie du montage qui contient la LED et complète<text:s/>et fonctionnelle. L'autre partie est <text:s text:c="2"/></text:p>
      <text:p text:style-name="Standard"><text:tab/>Les tests avec l'effet nous ont permis de définir les limites du projet (freq min et max, sur quels objets ? ) <text:s/>→ Fréquence visible à l’œil nu : entre 70 Hz et 100Hz</text:p>
      <text:p text:style-name="Standard"><text:tab/><text:tab/><text:s text:c="3"/>→ 500Hz Max</text:p>
      <text:p text:style-name="Standard"><text:tab/>Données du flex sensor, de la<text:s/>consommation du circuit.</text:p>
      <text:p text:style-name="Standard"><text:tab/>Estimation de la durée de la batterie sans recharge (jusque là, pas eu besoin de recharger)</text:p>
      <text:p text:style-name="Standard"/>
      <text:p text:style-name="Standard"><text:tab/>Réussites :</text:p>
      <text:p text:style-name="Standard"><text:tab/><text:tab/>L'effet fonctionne, la mise en place est un succés</text:p>
      <text:p text:style-name="Standard"><text:tab/><text:tab/>Mise en service des modules flex sensors et accelerométres reussie</text:p>
      <text:p text:style-name="Standard"><text:tab/><text:tab/>Module bluetooth opérationnel, mais encore quelques complications <text:s text:c="3"/></text:p>
      <text:p text:style-name="Standard"><text:tab/></text:p>
      <text:p text:style-name="Standard"><text:tab/>Difficultés :</text:p>
      <text:p text:style-name="Standard"><text:tab/><text:tab/>Limitations d'arduino : Le Baud rate du bluetooth ( 250000 max) limite la fréquence<text:s/><text:tab/><text:tab/>à 500 Hz max<text:tab/></text:p>
      <text:p text:style-name="Standard"><text:tab/><text:tab/>Difficulté a comprendre le code de l’accéléromètre : Filtre de<text:s/>Kalman, Bus I²C</text:p>
      <text:p text:style-name="Standard"><text:tab/><text:tab/></text:p>
      <text:p text:style-name="Standard"/>
      <text:p text:style-name="Standard">Changements :</text:p>
      <text:p text:style-name="Standard"><text:tab/>Trouver une bonne esthétique au produit.</text:p>
      <text:p text:style-name="Standard"><text:tab/>On utilisera pas de potentiomètre, reglage en levant un ou deux doigts.On exploite les flex sensors <text:s/></text:p>
      <text:p text:style-name="Standard"><text:tab/>Dans le diagramme : Peaufinage des taches à venir, possibles car on s’était<text:s/>laissé de la<text:s/><text:tab/>marge , ajout de « l'étude des modules » comme<text:s/><text:tab/>tâche après avoir eu des difficultés → ça<text:s/><text:tab/>a pris du temps. <text:s/></text:p>
      <text:p text:style-name="Standard"><text:tab/><text:tab/><text:s text:c="2"/></text:p>
      <text:p text:style-name="Standard"/>
      <text:p text:style-name="Standard">Objets ludiques : Horloge avec moteur</text:p>
      <text:p text:style-name="Standard">Batterie 2 : on a des candidats</text:p>
      <text:p text:style-name="Standard">Conclure sur le ressent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Script :</text:p>
      <text:p text:style-name="Standard"/>
      <text:p text:style-name="P2">Bonjour à tous, dans cette présentation nous allons vous montrer l'evolution de notre projet stroboglove.</text:p>
      <text:p text:style-name="P3"/>
      <text:p text:style-name="P4">Un petit rappel sur notre projet</text:p>
      <text:p text:style-name="P5"/>
      <text:p text:style-name="P6">L'etat d'avancement du projet : voici le schéma actuel. La partie droite est quasi-complète et fonctionne (<text:s/>L'effet visuel est observable, la frequence est facilement manipulable). La partie gauche est déjà bien avancée (accélérométre + flex sensor OK). → Qu'est-ce qui ne fonctionne pas encore ?</text:p>
      <text:p text:style-name="P7"/>
      <text:p text:style-name="Standard"><text:span text:style-name="T8">Voici un exemple de rendu actuel en vidéo. L'effet n'est pas cons</text:span><text:span text:style-name="T9">tant car perd en vitesse de rotation, objet pas suffisamment adapté mais l'effet est déjà bien visible.</text:span></text:p>
      <text:p text:style-name="Standard"/>
      <text:p text:style-name="Standard"/>
      <text:p text:style-name="P10">Limitations : On a fait des tests des frequences min et max :</text:p>
      <text:p text:style-name="P11"><text:tab/><text:tab/>→ Visibilté à l'oeil nu : limite entre 70Hz et 100Hz</text:p>
      <text:p text:style-name="P12"><text:tab/><text:tab/>→ Limitations d'arduino : frequence max à 500Hz, on soupçonne que c'est dû au<text:s/><text:tab/><text:tab/><text:s text:c="5"/>baud rate (utilisé pour le debug et le module bluetooth)</text:p>
      <text:p text:style-name="P13">Données du flex sensor, de la consommation du circuit.</text:p>
      <text:p text:style-name="Standard"><text:span text:style-name="T14"><text:tab/>Estimation de la durée de la batterie sans recharge (jusque là, pas eu besoin de recharger)</text:span></text:p>
      <text:p text:style-name="Standard"/>
      <text:p text:style-name="Standard"><text:s/></text:p>
      <text:p text:style-name="P15">Nos difficultés : <text:s/>étude des modules et des codes trouvés sur internet → Pas toujours facile</text:p>
      <text:p text:style-name="P16"><text:tab/><text:s text:c="8"/>→ A posé des dificultés</text:p>
      <text:p text:style-name="P17"><text:tab/><text:s text:c="9"/>ex :<text:s/>Filtre Kalman, récupérations des données de l’accéléromètre, modules bluetooth</text:p>
      <text:p text:style-name="P18"/>
      <text:p text:style-name="P19">Une mise à jour de notre matériel et de nos composants : En vert les composants que l'on à déjà, la majeure partie du matériel est déjà présente, il manque quelques flex sensors, la plaque de cuivre, etc... <text:s text:c="2"/>Plus de potentiomètre → on exploite les flex sensors.</text:p>
      <text:p text:style-name="Standard"><text:span text:style-name="T20">Et il faudrait plus d'objets ludiques, par exemple une horloge mécanique à laquelle on fixerai un moteur pour faire tourner les aiguilles rapidement.</text:span></text:p>
      <text:p text:style-name="Standard"/>
      <text:p text:style-name="Standard"/>
      <text:p text:style-name="P21">Nos objectifs principaux restent les mêmes : le fil rouge est toujours le même</text:p>
      <text:p text:style-name="Standard"><text:span text:style-name="T22">Par contre, changements au niveau de l’esthétique et ergonomie : ajout de strips led comme indicateurs (pour le bluetooth, mode macro/micro, etc...)</text:span></text:p>
      <text:p text:style-name="Standard"/>
      <text:p text:style-name="P23">Nous avons (peaufiné) notre diagramme de<text:s/>Gantt → les tâches jusqu'à aujourd'hui sont restées inchangées mais les tâches à venir ont été précisées suite à nos difficultées → « Étude des modules » <text:s/>par exemple</text:p>
      <text:p text:style-name="Standard"><text:span text:style-name="T24">Changement possible car on s'est laissé de la marge.</text:span></text:p>
      <text:p text:style-name="Standard"/>
      <text:p text:style-name="Standard"><text:span text:style-name="T25">Conclusion : notre ressenti, on est</text:span><text:span text:style-name="T26"><text:s/>confiants pour la suite</text:span><text:s text:c="2"/></text:p>
      <text:p text:style-name="Standard"><text:s text:c="3"/></text:p>
      <text:p text:style-name="Standard"><text:s/></text:p>
      <text:p text:style-name="Standard"><text:tab/><text:tab/></text:p>
      <text:p text:style-name="Standard"><text:s/>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Romain Cocogne</dc:creator>
    <meta:creation-date>2018-03-28T13:51:00Z</meta:creation-date>
    <dc:date>2018-03-28T13:55:00Z</dc:date>
    <meta:template xlink:href="Normal" xlink:type="simple"/>
    <meta:editing-cycles>5</meta:editing-cycles>
    <meta:editing-duration>PT300S</meta:editing-duration>
    <meta:document-statistic meta:page-count="2" meta:paragraph-count="7" meta:word-count="566" meta:character-count="3676" meta:row-count="25" meta:non-whitespace-character-count="3117"/>
  </office:meta>
</office:document-meta>
</file>